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20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21" style:parent-style-name="Domyślnaczcionkaakapitu" style:family="text">
      <style:text-properties fo:font-weight="bold" style:font-weight-asian="bold"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weight="bold" style:font-weight-asian="bold"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T35" style:parent-style-name="Domyślnaczcionkaakapitu" style:family="text">
      <style:text-properties fo:font-size="10pt" style:font-size-asian="10pt"/>
    </style:style>
    <style:style style:name="P36" style:parent-style-name="Normalny" style:family="paragraph">
      <style:paragraph-properties fo:widows="2" fo:orphans="2" fo:line-height="150%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P43" style:parent-style-name="Normalny" style:family="paragraph">
      <style:paragraph-properties fo:widows="2" fo:orphans="2" fo:line-height="150%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weight="bold" style:font-weight-asian="bold"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weight="bold" style:font-weight-asian="bold"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color="#FF0000"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T73" style:parent-style-name="Domyślnaczcionkaakapitu" style:family="text">
      <style:text-properties fo:font-size="10pt" style:font-size-asian="10pt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widows="2" fo:orphans="2"/>
      <style:text-properties fo:font-size="10pt" style:font-size-asian="10pt"/>
    </style:style>
    <style:style style:name="P11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P117" style:parent-style-name="Normalny" style:list-style-name="LFO11" style:family="paragraph">
      <style:paragraph-properties fo:widows="2" fo:orphans="2" fo:margin-left="0.7875in" fo:text-indent="-0.2951in">
        <style:tab-stops>
          <style:tab-stop style:type="left" style:position="-0.2875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9" style:parent-style-name="Normalny" style:family="paragraph">
      <style:paragraph-properties fo:widows="2" fo:orphans="2" fo:text-align="center"/>
    </style:style>
    <style:style style:name="T120" style:parent-style-name="Domyślnaczcionkaakapitu" style:family="text">
      <style:text-properties fo:font-weight="bold" style:font-weight-asian="bold"/>
    </style:style>
    <style:style style:name="TableColumn122" style:family="table-column">
      <style:table-column-properties style:column-width="0.5138in" style:use-optimal-column-width="false"/>
    </style:style>
    <style:style style:name="TableColumn123" style:family="table-column">
      <style:table-column-properties style:column-width="0.5187in" style:use-optimal-column-width="false"/>
    </style:style>
    <style:style style:name="TableColumn124" style:family="table-column">
      <style:table-column-properties style:column-width="2.0437in" style:use-optimal-column-width="false"/>
    </style:style>
    <style:style style:name="TableColumn125" style:family="table-column">
      <style:table-column-properties style:column-width="2.3125in" style:use-optimal-column-width="false"/>
    </style:style>
    <style:style style:name="TableColumn126" style:family="table-column">
      <style:table-column-properties style:column-width="0.959in" style:use-optimal-column-width="false"/>
    </style:style>
    <style:style style:name="Table121" style:family="table">
      <style:table-properties style:width="6.3479in" fo:margin-left="-0.0409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weight="bold" style:font-weight-asian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size="10pt" style:font-size-asian="10pt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8" style:family="table-row">
      <style:table-row-properties style:min-row-height="0.7076in" style:use-optimal-row-height="false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</style:style>
    <style:style style:name="T205" style:parent-style-name="Domyślnaczcionkaakapitu" style:family="text"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</style:style>
    <style:style style:name="T213" style:parent-style-name="Domyślnaczcionkaakapitu" style:family="text">
      <style:text-properties fo:font-size="10pt" style:font-size-asian="10pt"/>
    </style:style>
    <style:style style:name="T214" style:parent-style-name="Domyślnaczcionkaakapitu" style:family="text">
      <style:text-properties fo:font-size="10pt" style:font-size-asian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</style:style>
    <style:style style:name="T217" style:parent-style-name="Domyślnaczcionkaakapitu" style:family="text">
      <style:text-properties fo:font-size="10pt" style:font-size-asian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35" style:parent-style-name="Normalny" style:family="paragraph">
      <style:paragraph-properties fo:widows="2" fo:orphans="2"/>
    </style:style>
    <style:style style:name="P236" style:parent-style-name="Normalny" style:family="paragraph">
      <style:paragraph-properties fo:widows="2" fo:orphans="2"/>
    </style:style>
    <style:style style:name="P237" style:parent-style-name="Normalny" style:family="paragraph">
      <style:paragraph-properties fo:widows="2" fo:orphans="2"/>
    </style:style>
    <style:style style:name="P238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39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0" style:parent-style-name="Normalny" style:list-style-name="LFO13" style:family="paragraph">
      <style:paragraph-properties fo:widows="2" fo:orphans="2" fo:line-height="115%"/>
    </style:style>
    <style:style style:name="T241" style:parent-style-name="Domyślnaczcionkaakapitu" style:family="text">
      <style:text-properties fo:font-weight="bold" style:font-weight-asian="bold"/>
    </style:style>
    <style:style style:name="T242" style:parent-style-name="Domyślnaczcionkaakapitu" style:family="text">
      <style:text-properties fo:font-weight="bold" style:font-weight-asian="bold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Domyślnaczcionkaakapitu" style:family="text">
      <style:text-properties fo:font-weight="bold" style:font-weight-asian="bold"/>
    </style:style>
    <style:style style:name="T245" style:parent-style-name="Domyślnaczcionkaakapitu" style:family="text">
      <style:text-properties fo:font-weight="bold" style:font-weight-asian="bold" fo:font-style="italic" style:font-style-asian="italic"/>
    </style:style>
    <style:style style:name="P246" style:parent-style-name="Normalny" style:list-style-name="LFO13" style:family="paragraph">
      <style:paragraph-properties fo:widows="2" fo:orphans="2" fo:line-height="115%"/>
      <style:text-properties fo:font-weight="bold" style:font-weight-asian="bold"/>
    </style:style>
    <style:style style:name="P247" style:parent-style-name="Normalny" style:list-style-name="LFO13" style:family="paragraph">
      <style:paragraph-properties fo:widows="2" fo:orphans="2" fo:line-height="115%"/>
      <style:text-properties fo:font-weight="bold" style:font-weight-asian="bold"/>
    </style:style>
    <style:style style:name="P248" style:parent-style-name="Normalny" style:family="paragraph">
      <style:paragraph-properties fo:widows="2" fo:orphans="2" fo:line-height="115%" fo:margin-left="1in">
        <style:tab-stops/>
      </style:paragraph-properties>
    </style:style>
    <style:style style:name="T249" style:parent-style-name="Hiperłącze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<text:tab/></text:span><text:span text:style-name="T14"><text:tab/></text:span><text:span text:style-name="T15">Wprowadzenie do<text:s/></text:span><text:span text:style-name="T16">funkcji</text:span><text:span text:style-name="T17"><text:s/>cz.<text:s/></text:span><text:span text:style-name="T18">4</text:span></text:p>
      <text:p text:style-name="P19"/>
      <text:p text:style-name="P20"><text:span text:style-name="T21">Odniesienie do programu nauczania:</text:span><text:span text:style-name="T22"><text:s/>jednostka<text:s/></text:span><text:span text:style-name="T23">NN<text:s/></text:span><text:span text:style-name="T24"><text:s/>rozkładu materiału wg</text:span><text:span text:style-name="T25"><text:s/>programu nauczania</text:span><text:span text:style-name="T26"><text:line-break/></text:span><text:span text:style-name="T27"><text:s/></text:span><text:span text:style-name="T28"><text:tab/>zatwierdzonego przez Dyrektora Szkoły dn. 1.09.201</text:span><text:span text:style-name="T29">7</text:span></text:p>
      <text:p text:style-name="P30"><text:span text:style-name="T31">Prowadzący zajęcia</text:span><text:span text:style-name="T32">:<text:s/></text:span><text:span text:style-name="T33"><text:tab/></text:span><text:span text:style-name="T34"><text:tab/></text:span><text:span text:style-name="T35">NN</text:span></text:p>
      <text:p text:style-name="P36"><text:span text:style-name="T37">Szkoła:<text:s/></text:span><text:span text:style-name="T38"><text:tab/></text:span><text:span text:style-name="T39"><text:tab/></text:span><text:span text:style-name="T40"><text:tab/></text:span><text:span text:style-name="T41"><text:tab/></text:span><text:span text:style-name="T42">NN</text:span></text:p>
      <text:p text:style-name="P43"><text:span text:style-name="T44">Klasa: <text:s/></text:span><text:span text:style-name="T45"><text:tab/></text:span><text:span text:style-name="T46"><text:tab/></text:span><text:span text:style-name="T47"><text:tab/></text:span><text:span text:style-name="T48"><text:tab/></text:span><text:span text:style-name="T49">NN</text:span></text:p>
      <text:p text:style-name="P50"><text:span text:style-name="T51">Termin:</text:span><text:span text:style-name="T52"><text:s/></text:span><text:span text:style-name="T53"><text:tab/></text:span><text:span text:style-name="T54"><text:tab/></text:span><text:span text:style-name="T55"><text:tab/></text:span><text:span text:style-name="T56">NN</text:span></text:p>
      <text:p text:style-name="P57"><text:span text:style-name="T58">Czas <text:s/>realizacji:</text:span><text:span text:style-name="T59"><text:s text:c="2"/></text:span><text:span text:style-name="T60"><text:tab/></text:span><text:span text:style-name="T61"><text:tab/>45 minut(1 godzina lekcyjna</text:span><text:span text:style-name="T62">, jedna jednostka dydaktyczna)</text:span></text:p>
      <text:p text:style-name="P63">Cele:</text:p>
      <text:p text:style-name="Default"><text:span text:style-name="T64">Ogólny:<text:s/></text:span><text:span text:style-name="T65">:<text:s/></text:span><text:span text:style-name="T66">Programowanie i rozwiązywanie problemów z wykorzystaniem komputera i innych urządzeń cyfrowych.</text:span></text:p>
      <text:p text:style-name="P67"><text:span text:style-name="T68">Szczegółowy</text:span><text:span text:style-name="T69">:<text:s/></text:span><text:span text:style-name="T70">Zrozumienie oraz umiejętność</text:span><text:span text:style-name="T71"><text:s/>tworzenia własnych</text:span><text:span text:style-name="T72"><text:s/></text:span><text:span text:style-name="T73">funkcji</text:span></text:p>
      <text:p text:style-name="P74"><text:span text:style-name="T75">Konieczne um</text:span><text:span text:style-name="T76">iejętności i wiadomości wstępn</text:span><text:span text:style-name="T77">e:<text:s/></text:span><text:span text:style-name="T78">umiejętność tworzenia własnych algorytmów i stosowania<text:s/></text:span><text:span text:style-name="T79">podstawowych instrukcji programistycznych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: - <text:s/>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 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8</text:span><text:span text:style-name="T107"><text:s/>min)</text:span></text:p>
        </text:list-item>
      </text:list>
      <text:list text:style-name="LFO4" text:continue-numbering="true">
        <text:list-item>
          <text:p text:style-name="P108">Wiadomości wstępne na temat<text:s/>funkcji<text:s/>NWW</text:p>
        </text:list-item>
        <text:list-item>
          <text:p text:style-name="P109">Ćwiczenie – implementacja funkcji NWW</text:p>
        </text:list-item>
        <text:list-item>
          <text:p text:style-name="P110">Wiadomości wstępne na temat funkcji NWD</text:p>
        </text:list-item>
        <text:list-item>
          <text:p text:style-name="P111">Ćwiczenie – implementacja funkcji NWD</text:p>
        </text:list-item>
      </text:list>
      <text:p text:style-name="P112"/>
      <text:list text:style-name="LFO2" text:continue-numbering="true">
        <text:list-item>
          <text:p text:style-name="P113"><text:span text:style-name="T114">III.Rekapitulacja (</text:span><text:span text:style-name="T115">3</text:span><text:span text:style-name="T116"><text:s/>min)</text:span></text:p>
        </text:list-item>
      </text:list>
      <text:list text:style-name="LFO11" text:continue-numbering="true">
        <text:list-item>
          <text:p text:style-name="P117">Podsumowanie</text:p>
        </text:list-item>
      </text:list>
      <text:p text:style-name="P118"/>
      <text:p text:style-name="P119"><text:span text:style-name="T120">Opis przebiegu lekcji</text:span>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Część</text:span></text:p>
          </table:table-cell>
          <table:table-cell table:style-name="TableCell131">
            <text:p text:style-name="P132"><text:span text:style-name="T133">Czas (min)</text:span></text:p>
          </table:table-cell>
          <table:table-cell table:style-name="TableCell134">
            <text:p text:style-name="P135"><text:span text:style-name="T136">Czynności nauczyciela</text:span></text:p>
          </table:table-cell>
          <table:table-cell table:style-name="TableCell137">
            <text:p text:style-name="P138"><text:span text:style-name="T139">Czynności ucznia</text:span></text:p>
          </table:table-cell>
          <table:table-cell table:style-name="TableCell140">
            <text:p text:style-name="P141"><text:span text:style-name="T142">Uwagi</text:span></text:p>
          </table:table-cell>
        </table:table-row>
        <table:table-row table:style-name="TableRow143">
          <table:table-cell table:style-name="TableCell144">
            <text:p text:style-name="P145"><text:span text:style-name="T146">I.1</text:span></text:p>
          </table:table-cell>
          <table:table-cell table:style-name="TableCell147">
            <text:p text:style-name="P148"><text:span text:style-name="T149">4</text:span><text:span text:style-name="T150">/</text:span><text:span text:style-name="T151">4</text:span></text:p>
          </table:table-cell>
          <table:table-cell table:style-name="TableCell152">
            <text:p text:style-name="P153">Sprawdza obecność</text:p>
            <text:p text:style-name="P154">Podaje temat lekcji</text:p>
          </table:table-cell>
          <table:table-cell table:style-name="TableCell155">
            <text:p text:style-name="P156">zapisują temat lekcji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II</text:span><text:span text:style-name="T163">.</text:span><text:span text:style-name="T164">1</text:span></text:p>
          </table:table-cell>
          <table:table-cell table:style-name="TableCell165">
            <text:p text:style-name="P166"><text:span text:style-name="T167">8</text:span><text:span text:style-name="T168">/</text:span><text:span text:style-name="T169">12</text:span></text:p>
          </table:table-cell>
          <table:table-cell table:style-name="TableCell170">
            <text:p text:style-name="P171">Podaje wstępne informacje na temat<text:s/>funkcji<text:s/>NWW<text:s/>i prezentuje jej działanie</text:p>
          </table:table-cell>
          <table:table-cell table:style-name="TableCell172">
            <text:p text:style-name="P173">Słuchają i notują</text:p>
          </table:table-cell>
          <table:table-cell table:style-name="TableCell174">
            <text:p text:style-name="P175">Prezentacja „NWW i NWD”</text:p>
          </table:table-cell>
        </table:table-row>
        <table:table-row table:style-name="TableRow176">
          <table:table-cell table:style-name="TableCell177">
            <text:p text:style-name="P178">II.1</text:p>
          </table:table-cell>
          <table:table-cell table:style-name="TableCell179">
            <text:p text:style-name="P180">7/19</text:p>
          </table:table-cell>
          <table:table-cell table:style-name="TableCell181">
            <text:p text:style-name="P182">Tłumaczy działanie funkcji NWW za pomocą listy kroków</text:p>
          </table:table-cell>
          <table:table-cell table:style-name="TableCell183">
            <text:p text:style-name="P184">Słuchają i notują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II.2</text:p>
          </table:table-cell>
          <table:table-cell table:style-name="TableCell190">
            <text:p text:style-name="P191">10/29</text:p>
          </table:table-cell>
          <table:table-cell table:style-name="TableCell192">
            <text:p text:style-name="P193">Poleca wykonanie ćwiczenia – implementację funkcji NWW i nadzoruje jego wykonanie</text:p>
          </table:table-cell>
          <table:table-cell table:style-name="TableCell194">
            <text:p text:style-name="P195">Wykonują ćwiczenie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II.3</text:p>
          </table:table-cell>
          <table:table-cell table:style-name="TableCell201">
            <text:p text:style-name="P202">5/34</text:p>
          </table:table-cell>
          <table:table-cell table:style-name="TableCell203">
            <text:p text:style-name="P204"><text:span text:style-name="T205">Podaje wstępne informacje na temat funkcji NWD i tłumaczy jej działanie<text:s/></text:span></text:p>
          </table:table-cell>
          <table:table-cell table:style-name="TableCell206">
            <text:p text:style-name="P207">Słuchają i notują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II.</text:span><text:span text:style-name="T214">4</text:span></text:p>
          </table:table-cell>
          <table:table-cell table:style-name="TableCell215">
            <text:p text:style-name="P216"><text:span text:style-name="T217">8/42</text:span></text:p>
          </table:table-cell>
          <table:table-cell table:style-name="TableCell218">
            <text:p text:style-name="P219">Poleca wykonanie ćwiczenia – implementację funkcji NWD i nadzoruje jego wykonanie</text:p>
          </table:table-cell>
          <table:table-cell table:style-name="TableCell220">
            <text:p text:style-name="P221">Wykonują ćwiczenie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III.1</text:p>
          </table:table-cell>
          <table:table-cell table:style-name="TableCell227">
            <text:p text:style-name="P228">3/45</text:p>
          </table:table-cell>
          <table:table-cell table:style-name="TableCell229">
            <text:p text:style-name="P230">Podsumowuje lekcję</text:p>
          </table:table-cell>
          <table:table-cell table:style-name="TableCell231">
            <text:p text:style-name="P232">Słuchają<text:s/>i<text:s/>zadają pytania</text:p>
          </table:table-cell>
          <table:table-cell table:style-name="TableCell233">
            <text:p text:style-name="P234"/>
          </table:table-cell>
        </table:table-row>
      </table:table>
      <text:p text:style-name="P235"/>
      <text:p text:style-name="P236"/>
      <text:p text:style-name="P237"/>
      <text:soft-page-break/>
      <text:p text:style-name="P238">Załączniki<text:s/>do konspektu<text:s/></text:p>
      <text:p text:style-name="P239"/>
      <text:list text:style-name="LFO13" text:continue-numbering="true">
        <text:list-item>
          <text:p text:style-name="P240"><text:span text:style-name="T241">Prezentacja<text:s/></text:span><text:span text:style-name="T242">na temat funkcji</text:span><text:span text:style-name="T243"><text:s/>NWW i NWD</text:span><text:span text:style-name="T244"><text:s/>–<text:s/></text:span><text:span text:style-name="T245">NWW i NWD.pptx</text:span></text:p>
        </text:list-item>
        <text:list-item>
          <text:p text:style-name="P246">Implementacje funkcji NWW i NWD w<text:s/>C++ oraz Python3</text:p>
        </text:list-item>
        <text:list-item>
          <text:p text:style-name="P247">Implementacje funkcji NWW i NWD w Blockly:</text:p>
        </text:list-item>
      </text:list>
      <text:p text:style-name="P248"><text:a xlink:href="https://blockly-demo.appspot.com/static/demos/code/index.html?lang=pl#46rkuk" office:target-frame-name="_top" xlink:show="replace"><text:span text:style-name="T249">https://blockly-demo.appspot.com/static/demos/code/index.html?lang=pl#46rk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8:00Z</meta:creation-date>
    <dc:date>2018-11-10T18:38:00Z</dc:date>
    <meta:template xlink:href="Normal.dotm" xlink:type="simple"/>
    <meta:editing-cycles>2</meta:editing-cycles>
    <meta:editing-duration>PT0S</meta:editing-duration>
    <meta:document-statistic meta:page-count="3" meta:paragraph-count="4" meta:word-count="356" meta:character-count="2493" meta:row-count="17" meta:non-whitespace-character-count="2141"/>
  </office:meta>
</office:document-meta>
</file>